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2.862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>
            <text:p>n</text:p>
          </table:table-cell>
          <table:table-cell office:value-type="string">
            <text:p>T(N)</text:p>
          </table:table-cell>
          <table:table-cell office:value-type="string">
            <text:p>&lt;</text:p>
          </table:table-cell>
          <table:table-cell office:value-type="string">
            <text:p>T(n)/f(n)</text:p>
          </table:table-cell>
          <table:table-cell office:value-type="string">
            <text:p>&gt;</text:p>
          </table:table-cell>
        </table:table-row>
        <table:table-row table:style-name="ro3">
          <table:table-cell table:number-columns-repeated="2"/>
          <table:table-cell office:value-type="string">
            <text:p>f(N)=n</text:p>
          </table:table-cell>
          <table:table-cell office:value-type="string">
            <text:p>f(n)=n^3</text:p>
          </table:table-cell>
          <table:table-cell office:value-type="string">
            <text:p>f(n)=n^2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45721062">
            <text:p>45721062</text:p>
          </table:table-cell>
          <table:table-cell table:formula="of:=[.B4]/[.A4]" office:value-type="float" office:value="4572.1062">
            <text:p>4572.1062</text:p>
          </table:table-cell>
          <table:table-cell table:formula="of:=[.E4]/[.A4]" office:value-type="float" office:value="0.000045721062">
            <text:p>4.5721062E-005</text:p>
          </table:table-cell>
          <table:table-cell table:formula="of:=[.C4]/[.A4]" office:value-type="float" office:value="0.45721062">
            <text:p>0.45721062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98107982">
            <text:p>98107982</text:p>
          </table:table-cell>
          <table:table-cell table:formula="of:=[.B5]/[.A5]" office:value-type="float" office:value="4905.3991">
            <text:p>4905.3991</text:p>
          </table:table-cell>
          <table:table-cell table:formula="of:=[.E5]/[.A5]" office:value-type="float" office:value="0.00001226349775">
            <text:p>1.226349775E-005</text:p>
          </table:table-cell>
          <table:table-cell table:formula="of:=[.C5]/[.A5]" office:value-type="float" office:value="0.245269955">
            <text:p>0.245269955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153522280">
            <text:p>153522280</text:p>
          </table:table-cell>
          <table:table-cell table:formula="of:=[.B6]/[.A6]" office:value-type="float" office:value="5117.40933333333">
            <text:p>5117.4093333333</text:p>
          </table:table-cell>
          <table:table-cell table:formula="of:=[.E6]/[.A6]" office:value-type="float" office:value="0.00000568601037037037">
            <text:p>0.000005686</text:p>
          </table:table-cell>
          <table:table-cell table:formula="of:=[.C6]/[.A6]" office:value-type="float" office:value="0.170580311111111">
            <text:p>0.1705803111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210173451">
            <text:p>210173451</text:p>
          </table:table-cell>
          <table:table-cell table:formula="of:=[.B7]/[.A7]" office:value-type="float" office:value="5254.336275">
            <text:p>5254.336275</text:p>
          </table:table-cell>
          <table:table-cell table:formula="of:=[.E7]/[.A7]" office:value-type="float" office:value="0.000003283960171875">
            <text:p>0.000003284</text:p>
          </table:table-cell>
          <table:table-cell table:formula="of:=[.C7]/[.A7]" office:value-type="float" office:value="0.131358406875">
            <text:p>0.1313584069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265180908">
            <text:p>265180908</text:p>
          </table:table-cell>
          <table:table-cell table:formula="of:=[.B8]/[.A8]" office:value-type="float" office:value="5303.61816">
            <text:p>5303.61816</text:p>
          </table:table-cell>
          <table:table-cell table:formula="of:=[.E8]/[.A8]" office:value-type="float" office:value="0.000002121447264">
            <text:p>2.121447264E-006</text:p>
          </table:table-cell>
          <table:table-cell table:formula="of:=[.C8]/[.A8]" office:value-type="float" office:value="0.1060723632">
            <text:p>0.1060723632</text:p>
          </table:table-cell>
        </table:table-row>
        <table:table-row table:style-name="ro3">
          <table:table-cell office:value-type="float" office:value="60000">
            <text:p>60000</text:p>
          </table:table-cell>
          <table:table-cell office:value-type="float" office:value="319847373">
            <text:p>319847373</text:p>
          </table:table-cell>
          <table:table-cell table:formula="of:=[.B9]/[.A9]" office:value-type="float" office:value="5330.78955">
            <text:p>5330.78955</text:p>
          </table:table-cell>
          <table:table-cell table:formula="of:=[.E9]/[.A9]" office:value-type="float" office:value="0.000001480774875">
            <text:p>1.480774875E-006</text:p>
          </table:table-cell>
          <table:table-cell table:formula="of:=[.C9]/[.A9]" office:value-type="float" office:value="0.0888464925">
            <text:p>0.08884649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Castelino</meta:initial-creator>
    <meta:creation-date>2013-06-05T16:38:06</meta:creation-date>
    <dc:date>2013-06-09T13:51:32</dc:date>
    <meta:editing-duration>PT8M36S</meta:editing-duration>
    <meta:editing-cycles>8</meta:editing-cycles>
    <meta:generator>LibreOffice/3.5$Linux_X86_64 LibreOffice_project/350m1$Build-2</meta:generator>
    <meta:document-statistic meta:table-count="3" meta:cell-count="38" meta:object-count="0"/>
  </office:meta>
</office:document-meta>
</file>